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color="#e6e6ff" style:font-name="Times New Roman" fo:font-size="36pt" style:font-size-asian="31.5pt" style:font-size-complex="36pt"/>
    </style:style>
    <style:style style:name="P2" style:family="paragraph" style:parent-style-name="Standard">
      <style:paragraph-properties fo:text-align="center" style:justify-single-word="false"/>
      <style:text-properties fo:color="#e6e6ff" style:font-name="Times New Roman" fo:font-size="36pt" style:font-size-asian="31.5pt" style:font-size-complex="36pt"/>
    </style:style>
    <style:style style:name="P3" style:family="paragraph" style:parent-style-name="Standard">
      <style:paragraph-properties fo:text-align="end" style:justify-single-word="false"/>
      <style:text-properties fo:color="#e6e6ff" style:font-name="Times New Roman" fo:font-size="36pt" style:font-size-asian="31.5pt" style:font-size-complex="36pt"/>
    </style:style>
    <style:style style:name="P4" style:family="paragraph" style:parent-style-name="Standard">
      <style:paragraph-properties fo:text-align="start" style:justify-single-word="false"/>
      <style:text-properties fo:color="#e6e6ff" style:font-name="Times New Roman" fo:font-size="36pt" style:font-size-asian="31.5pt" style:font-size-complex="36pt"/>
    </style:style>
    <style:style style:name="P5" style:family="paragraph" style:parent-style-name="Standard">
      <style:paragraph-properties fo:text-align="end" style:justify-single-word="false"/>
      <style:text-properties fo:color="#e6e6ff" style:font-name="Arial Black" fo:font-size="72pt" style:font-size-asian="63pt" style:font-size-complex="7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uma</text:p>
      <text:p text:style-name="P1"/>
      <text:p text:style-name="P2">Rapuma</text:p>
      <text:p text:style-name="P2"/>
      <text:p text:style-name="P3">Rapuma</text:p>
      <text:p text:style-name="P3"/>
      <text:p text:style-name="P2">Rapuma</text:p>
      <text:p text:style-name="P2"/>
      <text:p text:style-name="P4">Rapuma</text:p>
      <text:p text:style-name="P4"/>
      <text:p text:style-name="P5">DRA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宋体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="0.5in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rescher</meta:initial-creator>
    <meta:creation-date>2013-01-02T08:18:35</meta:creation-date>
    <dc:date>2013-01-02T08:22:50</dc:date>
    <dc:creator>Dennis Drescher</dc:creator>
    <meta:editing-duration>P0D</meta:editing-duration>
    <meta:editing-cycles>1</meta:editing-cycles>
    <meta:document-statistic meta:table-count="0" meta:image-count="0" meta:object-count="0" meta:page-count="1" meta:paragraph-count="6" meta:word-count="6" meta:character-count="35" meta:non-whitespace-character-count="35"/>
    <meta:generator>LibreOffice/3.5$Linux_X86_64 LibreOffice_project/350m1$Build-2</meta:generator>
  </office:meta>
</office:document-meta>
</file>